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31.0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eset</text:p>
          </table:table-cell>
          <table:table-cell office:value-type="string" calcext:value-type="string">
            <text:p>We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IXED AND AUGMENTED REALITY (ISMAR)</text:p>
          </table:table-cell>
          <table:table-cell office:value-type="string" calcext:value-type="string">
            <text:p>Directed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 (ICRA)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SYSTEMS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RAS &amp; EMBS INTERNATIONAL CONFERENCE ON BIOMEDICAL ROBOTICS AND BIOMECHATRONICS (BIOROB)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/ASME INTERNATIONAL CONFERENCE ON ADVANCED INTELLIGENT MECHATRONICS (AIM): MECHATRONICS FOR HUMAN WELLBEING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AN AMERICAN HEALTH CARE EXCHANGES (PAHCE)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ELECTRONICS AND NANOTECHNOLOGY (ELNANO)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 (ICRA)</text:p>
          </table:table-cell>
          <table:table-cell office:value-type="string" calcext:value-type="string">
            <text:p>Directed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WEARABLE AND IMPLANTABLE BODY SENSOR NETWORKS (BSN)</text:p>
          </table:table-cell>
          <table:table-cell office:value-type="string" calcext:value-type="string">
            <text:p>Directed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YMPOSIUM ON VIRTUAL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INFORMATION FUSION (FUSION)</text:p>
          </table:table-cell>
          <table:table-cell office:value-type="string" calcext:value-type="string">
            <text:p>Directed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ROBOTICS AND MANUFACTURING AUTOMATION (ROMA)</text:p>
          </table:table-cell>
          <table:table-cell office:value-type="string" calcext:value-type="string">
            <text:p>Directed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EMBS INTERNATIONAL CONFERENCE ON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INDUSTRIAL TECHNOLOGY (ICIT)</text:p>
          </table:table-cell>
          <table:table-cell office:value-type="string" calcext:value-type="string">
            <text:p>Directed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UBIQUITOUS AND FUTURE NETWORKS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INERTIAL SENSORS &amp; SYSTEMS</text:p>
          </table:table-cell>
          <table:table-cell office:value-type="string" calcext:value-type="string">
            <text:p>Directed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CONGRESS ON EVOLUTIONARY COMPUTATION (CEC)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IEEE INTERNATIONAL SYMPOSIUM ON CONSUMER TECHNOLOGIES (ISCT)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WORKSHOP ON ADVANCES IN SENSORS AND INTERFACES (IWASI)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RAS/EMBS INTERNATIONAL CONFERENCE FOR BIOMEDICAL ROBOTICS AND BIOMECHATRONICS (BIOROB)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EEE INTERNATIONAL SYMPOSIUM ON MEDICAL MEASUREMENTS AND APPLICATIONS (MEMEA)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EDICAL MEASUREMENTS AND APPLICATIONS (MEMEA)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CM TRANSACTIONS ON SENSOR NETWORKS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ADVANCED ENGINEERING MATERIALS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DVANCED MATERIALS DESIGN AND MECHANICS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DVANCES IN SHOULDER SURGERY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IC RESONANCE IN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99 IEEE NUCLEAR SCIENCE SYMPOSIUM - CONFERENCE RECORD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AM JOURNAL ON OPTIMIZA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S 1-3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E JOURNAL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MERICAN JOURNAL OF PHYSICAL ANTHROPOLOGY</text:p>
          </table:table-cell>
          <table:table-cell office:value-type="string" calcext:value-type="string">
            <text:p>Directed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tti 2008</text:p>
          </table:table-cell>
          <table:table-cell table:style-name="ce1" office:value-type="string" calcext:value-type="string">
            <text:p>AND AEROSPACE SYSTEMS 2018</text:p>
          </table:table-cell>
          <table:table-cell table:style-name="ce1" office:value-type="string" calcext:value-type="string">
            <text:p>Directed</text:p>
          </table:table-cell>
          <table:table-cell table:style-name="ce1" office:value-type="float" office:value="247" calcext:value-type="float">
            <text:p>247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ND APPLICATIONS XIV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D CYBERNETICS (SMC)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ND SYSTEMS CONTROL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ANNALS OF MEDICINE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BONE AND JOINT SURGERY-ABJS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SIAN SPINE JOURNAL</text:p>
          </table:table-cell>
          <table:table-cell office:value-type="string" calcext:value-type="string">
            <text:p>Directed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ASSOCIATION OF RADIOLOGISTS JOURNAL-JOURNAL DE L ASSOCIATION CANADIENNE DES RADIOLOGIST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PTUAL AND MOTOR SKILL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S SCIENC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INFORMATICS AND BIOMEDICAL ENGINEERING (IWBBIO 2019)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IOMEDICAL ENGINEERING-APPLICATIONS BASIS COMMUNICATIONS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BIOMEDIZINISCHE TECHNIK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C PEDIATRICS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rected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AHIERS DE PSYCHOLOGIE COGNITIVE-CURRENT PSYCHOLOGY OF COGNITION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E &amp; JOINT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D EXPERIMENTAL HEALTH SCIENCES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NEUROLOGY AND NEUROSURGERY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AIDED SURGERY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GRAPHICS FORUM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PD-JOURNAL OF CHRONIC OBSTRUCTIVE PULMONARY DISEASE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URY-INTERNATIONAL JOURNAL OF THE CARE OF THE INJURED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STATIST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OTOR BEHAVIOR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HEUMATOLOG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ITIS AND RHEUMATISM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OOT &amp; ANKLE INTERNATIONAL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FRONTIERS IN NEUROLOGY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NEUROROBOTICS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GAIT AND POSTURE</text:p>
          </table:table-cell>
          <table:table-cell office:value-type="string" calcext:value-type="string">
            <text:p>Directed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LAND SURGERY</text:p>
          </table:table-cell>
          <table:table-cell office:value-type="string" calcext:value-type="string">
            <text:p>Directed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MENTAL DEFICIENC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BODY SYSTEM DYNAM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ES THE ASSESSOR’S EXPERIENCE MATTER WHEN WE EVALUATE THE KINEMATICS OF THE UPPER LIMB?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NATION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 IN SPORT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S IN ROBOT KINEMAT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APPLIED PHYSIOLOG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AND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C NEUR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NATIONAL JOURNAL OF 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RO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CONTROL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-JOURNAL OF THE AMERICAN MEDICAL ASSOCI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EALTHYIOT 201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TIC AND RECONSTRUCTIVE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PROBLEMS IN PEDIATRIC AND ADOLESCENT HEALTH CA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AEROSPACE AND ELECTRONIC SYSTEMS MAGAZIN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ROSURGERY CLINICS OF NORTH AMERICA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HUMAN FACTORS AND ERGONOMICS IN MANUFACTURING &amp; SERVICE INDUSTRIES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-PERCEPTION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CIAR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Directed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NEURAL SYSTEMS AND REHABILITATION ENGINEERING</text:p>
          </table:table-cell>
          <table:table-cell office:value-type="string" calcext:value-type="string">
            <text:p>Directed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EDICAL ENGINEERING &amp; TECHNOLOG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MAGE ANALYSIS AND RECOGNITION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MAGE ANALYSIS: 17TH SCANDINAVIAN CONFERENCE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GRATIVE ORGANISMAL BIOLOGY</text:p>
          </table:table-cell>
          <table:table-cell office:value-type="string" calcext:value-type="string">
            <text:p>Directed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ARCHIVES OF OCCUPATIONAL AND ENVIRONMENTAL HEALTH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JOURNAL OF ADVANCED ROBOTIC SYSTEMS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JOURNAL OF COMPUTER ASSISTED RADIOLOGY AND SURGERY</text:p>
          </table:table-cell>
          <table:table-cell office:value-type="string" calcext:value-type="string">
            <text:p>Directed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JOURNAL OF HUMANOID ROBOTICS</text:p>
          </table:table-cell>
          <table:table-cell office:value-type="string" calcext:value-type="string">
            <text:p>Directed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INTERNATIONAL JOURNAL OF LEGAL MEDICINE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PRECISION ENGINEERING AND MANUFACTURING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REHABILITATION RESEARCH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INTERNATIONAL JOURNAL OF SHOULDER SURGERY</text:p>
          </table:table-cell>
          <table:table-cell office:value-type="string" calcext:value-type="string">
            <text:p>Directed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MECHANICAL ENGINEERING CONGRESS AND EXPOSITION - 2012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NTERNET OF THINGS TECHNOLOGIES FOR HEALTHCARE</text:p>
          </table:table-cell>
          <table:table-cell office:value-type="string" calcext:value-type="string">
            <text:p>Directed</text:p>
          </table:table-cell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RANIAN REHABILITATION JOURNAL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UTAM SYMPOSIUM ON HUMAN BODY DYNAMICS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APANESE JOURNAL OF PHYSICAL FITNESS AND SPORTS MEDICINE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BJS REVIEWS</text:p>
          </table:table-cell>
          <table:table-cell office:value-type="string" calcext:value-type="string">
            <text:p>Directed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CUPUNCTURE AND TUINA SCIENCE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RTHROPLASTY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nçalves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ANCER SURVIVORSHIP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CLINICAL MEDICINE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Directed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OOT &amp; ANKLE SURGERY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Directed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ECHANISMS AND ROBOTIC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EDICAL DEVICE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EDICAL DEVICE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Directed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MOTOR LEARNING AND DEVELOPMENT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NEUROSCIENCES IN RURAL PRACTICE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REHABILITATION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AL AND MAXILLOFACIAL SURGERY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URGERY</text:p>
          </table:table-cell>
          <table:table-cell office:value-type="string" calcext:value-type="string">
            <text:p>Directed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WRIST SURGERY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SES INTERNATIONAL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NE VETERINARY JOURNAL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AL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E &amp; JOINT JOURNAL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TH INTERNATIONAL CONFERENCE ON CIVIL AND ENVIRONMENTAL ENGINEERING FOR SUSTAINABILITY (ICONCEES 2017)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BELGIAN SOCIETY OF RADIOLOG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GUIDANCE CONTROL AND DYNAM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CLINICAL ONC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COLLEGE OF CARD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CLE &amp; NERV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NATIONAL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OBSTETRICS AND GYNEC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DS NERVOUS SYSTEM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NEUROSURGERY-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EDICAL AND BIOLOGICAL ENGINEERING AND COMPUTING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chards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EDICAL ENGINEERING AND PHYSICS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 2012: IMAGE PROCESSING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 2013: PHYSICS OF MEDICAL IMAGING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STICAL SCIENC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ARCH IN NURSING &amp; HEALT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OMEDIZINISCHE TECHNIK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H. MATH-PHYS. CL. D. K. SÄCHS GESELLSCH. D. WISS.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UE DE CHIRURGIE ORTHOPEDIQUE ET REPARATRICE DE L'APPAREIL MOTEU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JOURNAL OF BONE AND JOINT SURGERY. AMERICAN VOLUM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HOULDER: RUPTURE OF THE SUPRASPINATUS TENDON AND OTHER LESIONS IN OR ABOUT THE SUBACROMIAL BURS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 J AUST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 - SERIES 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RY OF THE SHOULDE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AMERICAN JOURNAL OF SPORTS MEDICIN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AUGURAL DISSER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FTE ZUR UNFALLHEILKUND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Y OF SHOULDER MECHANISM: DESCRIPTIVE AND APPLIED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BICOM'18: PROCEEDINGS OF THE 24TH ANNUAL INTERNATIONAL CONFERENCE ON MOBILE COMPUTING AND NETWORKING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DELLING IN MEDICINE AND BIOLOGY VIII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IZED MEDICAL IMAGING AND GRAPH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SKMUSKULOSKELETTALE PHYSIOTHERAPIE</text:p>
          </table:table-cell>
          <table:table-cell office:value-type="string" calcext:value-type="string">
            <text:p>Directed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AL PLASTICITY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NEURAL REGENERATION RESEARCH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NEUROLOGY INDIA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BERE EXTREMITAET-SCHULTER-ELLENBOGEN-HAND-UPPER EXTREMITY-SHOULDER ELBOW HAND</text:p>
          </table:table-cell>
          <table:table-cell office:value-type="string" calcext:value-type="string">
            <text:p>Directed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OPERATIVE NEUROSURGERY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OPTOMECHATRONIC ACTUATORS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SURGERY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RTHOPED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STEOARTHRITIS AND CARTILAGE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ATHOLOGY &amp; ONCOLOGY RESEARCH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ERIODICA POLYTECHNICA-CIVIL ENGINEERING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REVIEWS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SCIENCE</text:p>
          </table:table-cell>
          <table:table-cell office:value-type="string" calcext:value-type="string">
            <text:p>Directed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ESE JOURNAL OF PHYSIOLOG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RESSE MEDICALE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T ORTHOPAED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RAUMA-INJURY INFECTION AND CRITICAL CAR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OLOGICAL CYBERNET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 OF THE ASME SUMMER BIOENGINEERING CONFERENCE - 2007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ROCEEDINGS OF 2018 IEEE 9TH INTERNATIONAL CONFERENCE ON MECHANICAL AND INTELLIGENT MANUFACTURING TECHNOLOGIES (ICMIMT 2018)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CEEDINGS OF 2018 IEEE 9TH INTERNATIONAL CONFERENCE ON MECHANICAL AND INTELLIGENT MANUFACTURING TECHNOLOGIES (ICMIMT 2018)</text:p>
          </table:table-cell>
          <table:table-cell office:value-type="string" calcext:value-type="string">
            <text:p>Directed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INTERNATIONAL DESIGN ENGINEERING TECHNICAL CONFERENCES AND COMPUTERS AND INFORMATION IN 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SUMMER BIOENGINEERING CONFERENCE - 2009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SUMMER BIOENGINEERING CONFERENCE - 2013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STHETICS AND ORTHOTICS INTERNATIONAL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T A AND B</text:p>
          </table:table-cell>
          <table:table-cell office:value-type="string" calcext:value-type="string">
            <text:p>Directed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T II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T II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ANGE IMAGING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RAWAL MEDICAL JOURNAL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PORTS OF PRACTICAL ONCOLOGY AND RADIOTHERAPY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HEUMATIC DISEASE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UAL REVIEW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RIGAKURYOHO KAGAKU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NATIONAL JOURNAL OF SPORT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NEUROLOGICA SCANDINAVICA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ROBOTICS AND AUTOM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NLINEAR DYNAM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A 2011</text:p>
          </table:table-cell>
          <table:table-cell office:value-type="string" calcext:value-type="string">
            <text:p>Directed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ENCE CHINA-TECHNOLOGICAL SCIENCES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MINARS IN PLASTIC SURGERY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ENSORS AND SMART STRUCTURES TECHNOLOGIES FOR CIVIL</text:p>
          </table:table-cell>
          <table:table-cell office:value-type="string" calcext:value-type="string">
            <text:p>Directed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HO2015: 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HO2015: 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ICOT-J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 JOURNAL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MEDICINE-OPEN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TECHNIQUES IN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TEXTILE RESEARCH JOURNAL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IZATION OF JOINT RO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FIRST CONFERENCE OF THE INTERNATIONAL SHOULDER GROUP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AND POSTUR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AITEMENT DU SIGNAL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RANSLATIONAL SPORTS MEDICINE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URKISH JOURNAL OF PHYSIOTHERAPY REHABILITATION-TURK FIZYOTERAPI VE REHABILITASYON DERGISI</text:p>
          </table:table-cell>
          <table:table-cell office:value-type="string" calcext:value-type="string">
            <text:p>Directed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UNMANNED SYSTEMS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5 27TH ANNUAL INTERNATIONAL CONFERENCE OF THE IEEE ENGINEERING IN MEDICINE AND BIOLOGY SOCIET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S 1-7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IATR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IDEOMETRICS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ISUAL COMPUTER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OL 2: BIOMEDICAL AND BIOTECHNOLOGY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VOL III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CE 2011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CONGRESS ON ENGINEERING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WORLD JOURNAL OF ORTHOPEDICS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WOUNDS-A COMPENDIUM OF CLINICAL RESEARCH AND PRACTICE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SE AND SPORT SCIENCES REVIEW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olha1.A1:Folha1.G20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6T15:58:34.547232503</meta:creation-date>
    <dc:date>2022-06-26T16:12:50.175587823</dc:date>
    <dc:creator>Lucas Beraldo</dc:creator>
    <meta:editing-duration>PT14M16S</meta:editing-duration>
    <meta:editing-cycles>1</meta:editing-cycles>
    <meta:document-statistic meta:table-count="1" meta:cell-count="10167" meta:object-count="0"/>
    <meta:generator>LibreOffice/6.4.7.2$Linux_X86_64 LibreOffice_project/40$Build-2</meta:generator>
  </office:meta>
</office:document-meta>
</file>